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F00000304A308D620.png" manifest:media-type="image/png"/>
  <manifest:file-entry manifest:full-path="Pictures/10000001000002090000030A8C5149E7.png" manifest:media-type="image/png"/>
  <manifest:file-entry manifest:full-path="Pictures/100000010000026900000220B2EE4E0B.png" manifest:media-type="image/png"/>
  <manifest:file-entry manifest:full-path="Pictures/10000001000002F90000029CBCAEFA8B.png" manifest:media-type="image/png"/>
  <manifest:file-entry manifest:full-path="Pictures/10000001000002D4000003249238BDE5.png" manifest:media-type="image/png"/>
  <manifest:file-entry manifest:full-path="Pictures/10000001000002E2000002CBF86222E6.png" manifest:media-type="image/png"/>
  <manifest:file-entry manifest:full-path="Pictures/10000001000002E2000002D49367077F.png" manifest:media-type="image/png"/>
  <manifest:file-entry manifest:full-path="Pictures/10000001000002710000029B43280CFA.png" manifest:media-type="image/png"/>
  <manifest:file-entry manifest:full-path="Pictures/10000001000002990000034EF277842F.png" manifest:media-type="image/png"/>
  <manifest:file-entry manifest:full-path="Pictures/10000001000002BB000001BF5D1E61D5.png" manifest:media-type="image/png"/>
  <manifest:file-entry manifest:full-path="Pictures/10000001000002D60000022B623BF56E.png" manifest:media-type="image/png"/>
  <manifest:file-entry manifest:full-path="Pictures/10000001000002DA0000020C5FF20242.png" manifest:media-type="image/png"/>
  <manifest:file-entry manifest:full-path="Pictures/10000001000001F6000002A04872ADB5.png" manifest:media-type="image/png"/>
  <manifest:file-entry manifest:full-path="Pictures/10000001000002F8000002AAC691D2F7.png" manifest:media-type="image/png"/>
  <manifest:file-entry manifest:full-path="Pictures/10000001000002E8000003B186CACF60.png" manifest:media-type="image/png"/>
  <manifest:file-entry manifest:full-path="Pictures/10000001000002810000022454732746.png" manifest:media-type="image/png"/>
  <manifest:file-entry manifest:full-path="Pictures/10000001000002A1000002E3448CFAB0.png" manifest:media-type="image/png"/>
  <manifest:file-entry manifest:full-path="Pictures/10000001000002E3000001AEF9670195.png" manifest:media-type="image/png"/>
  <manifest:file-entry manifest:full-path="Pictures/100000010000022900000270149963C6.png" manifest:media-type="image/png"/>
  <manifest:file-entry manifest:full-path="Pictures/10000001000002FF00000259B2D964A5.png" manifest:media-type="image/png"/>
  <manifest:file-entry manifest:full-path="Pictures/100000010000027F00000291F7520DFB.png" manifest:media-type="image/png"/>
  <manifest:file-entry manifest:full-path="Pictures/10000001000002DA000001B6C1114008.png" manifest:media-type="image/png"/>
  <manifest:file-entry manifest:full-path="Pictures/100000010000021D0000032E5124A297.png" manifest:media-type="image/png"/>
  <manifest:file-entry manifest:full-path="Pictures/10000001000002D30000021FD9F413EA.png" manifest:media-type="image/png"/>
  <manifest:file-entry manifest:full-path="Pictures/10000001000002CA000004191A834363.png" manifest:media-type="image/png"/>
  <manifest:file-entry manifest:full-path="Pictures/10000001000002F2000003A1B0A3315A.png" manifest:media-type="image/png"/>
  <manifest:file-entry manifest:full-path="Pictures/10000001000002410000029892A5D6FE.png" manifest:media-type="image/png"/>
  <manifest:file-entry manifest:full-path="Pictures/10000001000002D1000002E2F3164108.png" manifest:media-type="image/png"/>
  <manifest:file-entry manifest:full-path="Pictures/1000000100000219000002463FB7A4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6.092cm" style:rel-column-width="9125*"/>
    </style:style>
    <style:style style:name="Tabla1.B" style:family="table-column">
      <style:table-column-properties style:column-width="12.61cm" style:rel-column-width="7150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2" draw:name="Imagen1" text:anchor-type="char" svg:width="13.19cm" svg:height="8.435cm" draw:z-index="0"><draw:image xlink:href="Pictures/10000001000002BB000001BF5D1E61D5.png" xlink:type="simple" xlink:show="embed" xlink:actuate="onLoad" draw:mime-type="image/png"/></draw:frame></text:p>
          </table:table-cell>
          <table:table-cell table:style-name="Tabla1.B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2" text:anchor-type="char" svg:width="12.645cm" svg:height="9.666cm" draw:z-index="1"><draw:image xlink:href="Pictures/10000001000002D60000022B623BF56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11.329cm" svg:height="6.798cm" draw:z-index="2"><draw:image xlink:href="Pictures/10000001000002DA000001B6C1114008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<draw:frame draw:style-name="fr1" draw:name="Imagen4" text:anchor-type="char" svg:width="8.287cm" svg:height="11.093cm" draw:z-index="3"><draw:image xlink:href="Pictures/10000001000001F6000002A04872ADB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5" text:anchor-type="char" svg:width="14.697cm" svg:height="18.665cm" draw:z-index="4"><draw:image xlink:href="Pictures/10000001000002E8000003B186CACF60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6" text:anchor-type="char" svg:width="15.205cm" svg:height="8.848cm" draw:z-index="5"><draw:image xlink:href="Pictures/10000001000002E3000001AEF967019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7" text:anchor-type="char" svg:width="12.114cm" svg:height="9.491cm" draw:z-index="6"><draw:image xlink:href="Pictures/10000001000002FF00000259B2D964A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8" text:anchor-type="char" svg:width="12.638cm" svg:height="19.016cm" draw:z-index="7"><draw:image xlink:href="Pictures/100000010000021D0000032E5124A297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9" text:anchor-type="char" svg:width="14.379cm" svg:height="14.716cm" draw:z-index="8"><draw:image xlink:href="Pictures/10000001000002D1000002E2F3164108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0" text:anchor-type="char" svg:width="15.164cm" svg:height="18.681cm" draw:z-index="9"><draw:image xlink:href="Pictures/10000001000002F2000003A1B0A3315A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1" text:anchor-type="char" svg:width="13.704cm" svg:height="15.048cm" draw:z-index="10"><draw:image xlink:href="Pictures/10000001000002A1000002E3448CFAB0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2" text:anchor-type="char" svg:width="8.022cm" svg:height="8.692cm" draw:z-index="11"><draw:image xlink:href="Pictures/1000000100000219000002463FB7A431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3" text:anchor-type="char" svg:width="8.278cm" svg:height="9.525cm" draw:z-index="12"><draw:image xlink:href="Pictures/10000001000002410000029892A5D6FE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4" text:anchor-type="char" svg:width="9.4cm" svg:height="9.222cm" draw:z-index="13"><draw:image xlink:href="Pictures/10000001000002E2000002D49367077F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5" text:anchor-type="char" svg:width="9.465cm" svg:height="9.17cm" draw:z-index="14"><draw:image xlink:href="Pictures/10000001000002E2000002CBF86222E6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6" text:anchor-type="char" svg:width="12.942cm" svg:height="19.016cm" draw:z-index="15"><draw:image xlink:href="Pictures/10000001000002CA000004191A834363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7" text:anchor-type="char" svg:width="9.058cm" svg:height="11.523cm" draw:z-index="16"><draw:image xlink:href="Pictures/10000001000002990000034EF277842F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8" text:anchor-type="char" svg:width="9.537cm" svg:height="6.846cm" draw:z-index="17"><draw:image xlink:href="Pictures/10000001000002DA0000020C5FF20242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9" text:anchor-type="char" svg:width="7.946cm" svg:height="8.169cm" draw:z-index="18"><draw:image xlink:href="Pictures/100000010000027F00000291F7520DF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20" text:anchor-type="char" svg:width="9.241cm" svg:height="10.262cm" draw:z-index="19"><draw:image xlink:href="Pictures/10000001000002D4000003249238BDE5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1" text:anchor-type="char" svg:width="9.768cm" svg:height="8.765cm" draw:z-index="20"><draw:image xlink:href="Pictures/10000001000002F8000002AAC691D2F7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22" text:anchor-type="char" svg:width="10.869cm" svg:height="9.539cm" draw:z-index="21"><draw:image xlink:href="Pictures/10000001000002F90000029CBCAEFA8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3" text:anchor-type="char" svg:width="10.85cm" svg:height="9.567cm" draw:z-index="22"><draw:image xlink:href="Pictures/100000010000026900000220B2EE4E0B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24" text:anchor-type="char" svg:width="11.418cm" svg:height="8.576cm" draw:z-index="23"><draw:image xlink:href="Pictures/10000001000002D30000021FD9F413EA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5" text:anchor-type="char" svg:width="12.753cm" svg:height="19.045cm" draw:z-index="24"><draw:image xlink:href="Pictures/10000001000002090000030A8C5149E7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6" text:anchor-type="char" svg:width="15.586cm" svg:height="16.021cm" draw:z-index="25"><draw:image xlink:href="Pictures/10000001000002EF00000304A308D620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7" text:anchor-type="char" svg:width="12.846cm" svg:height="13.709cm" draw:z-index="26"><draw:image xlink:href="Pictures/10000001000002710000029B43280CFA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8" text:anchor-type="char" svg:width="8.077cm" svg:height="9.112cm" draw:z-index="27"><draw:image xlink:href="Pictures/100000010000022900000270149963C6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29" text:anchor-type="char" svg:width="10.134cm" svg:height="8.662cm" draw:z-index="28"><draw:image xlink:href="Pictures/10000001000002810000022454732746.png" xlink:type="simple" xlink:show="embed" xlink:actuate="onLoad" draw:mime-type="image/png"/></draw:frame></text:p>
          </table:table-cell>
          <table:table-cell table:style-name="Tabla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3:26:59.445331399</meta:creation-date>
    <dc:date>2025-01-09T13:43:49.918304754</dc:date>
    <meta:editing-duration>PT5M43S</meta:editing-duration>
    <meta:editing-cycles>1</meta:editing-cycles>
    <meta:document-statistic meta:table-count="1" meta:image-count="29" meta:object-count="0" meta:page-count="19" meta:paragraph-count="0" meta:word-count="0" meta:character-count="0" meta:non-whitespace-character-count="0"/>
    <meta:generator>LibreOffice/24.2.7.2$Linux_X86_64 LibreOffice_project/420$Build-2</meta:generator>
  </office:meta>
</office:document-meta>
</file>